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1:26:30.8521088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1T11:57:59.083553133</dc:date>
    <dc:creator>Jesus Castagnetto</dc:creator>
    <meta:editing-duration>P10DT2H10S</meta:editing-duration>
    <meta:editing-cycles>915</meta:editing-cycles>
    <meta:generator>LibreOffice/7.2.5.2$Linux_X86_64 LibreOffice_project/20$Build-2</meta:generator>
    <meta:document-statistic meta:table-count="1" meta:cell-count="6944" meta:object-count="0"/>
  </office:meta>
</office:document-meta>
</file>